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Email</text:p>
          </table:table-cell>
          <table:table-cell office:value-type="string">
            <text:p>Examen:Evaluación de la sesión 1 (Real)</text:p>
          </table:table-cell>
          <table:table-cell office:value-type="string">
            <text:p>Examen:Evaluación sesión 2 (Real)</text:p>
          </table:table-cell>
          <table:table-cell office:value-type="string">
            <text:p>Examen:Evaluación sesión 3 (Real)</text:p>
          </table:table-cell>
          <table:table-cell office:value-type="string">
            <text:p>Examen:Evaluación de la sesión 4 (Real)</text:p>
          </table:table-cell>
          <table:table-cell office:value-type="string">
            <text:p>Examen:Evaluación Final (Real)</text:p>
          </table:table-cell>
          <table:table-cell office:value-type="string">
            <text:p>Total del curso (Real)</text:p>
          </table:table-cell>
          <table:table-cell office:value-type="string">
            <text:p>Último descargado desde este curso</text:p>
          </table:table-cell>
        </table:table-row>
        <table:table-row>
          <table:table-cell office:value-type="string">
            <text:p>MARCO JUNIO</text:p>
          </table:table-cell>
          <table:table-cell office:value-type="string">
            <text:p>CASTAÑAZA MEDINA</text:p>
          </table:table-cell>
          <table:table-cell office:value-type="string">
            <text:p>2497290162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ckjunio94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65823487</text:p>
          </table:table-cell>
        </table:table-row>
        <table:table-row>
          <table:table-cell office:value-type="string">
            <text:p>RICARDO ANIBAL</text:p>
          </table:table-cell>
          <table:table-cell office:value-type="string">
            <text:p>CHUY CHOJOJ</text:p>
          </table:table-cell>
          <table:table-cell office:value-type="string">
            <text:p>21989453104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ikardochuy730@gmail.com</text:p>
          </table:table-cell>
          <table:table-cell office:value-type="float" office:value="18.00">
            <text:p>18.00</text:p>
          </table:table-cell>
          <table:table-cell office:value-type="float" office:value="13.30">
            <text:p>13.30</text:p>
          </table:table-cell>
          <table:table-cell office:value-type="float" office:value="11.40">
            <text:p>11.40</text:p>
          </table:table-cell>
          <table:table-cell office:value-type="float" office:value="17.10">
            <text:p>17.10</text:p>
          </table:table-cell>
          <table:table-cell office:value-type="float" office:value="21.00">
            <text:p>21.00</text:p>
          </table:table-cell>
          <table:table-cell office:value-type="float" office:value="80.80">
            <text:p>80.80</text:p>
          </table:table-cell>
          <table:table-cell office:value-type="string">
            <text:p>1765823487</text:p>
          </table:table-cell>
        </table:table-row>
        <table:table-row>
          <table:table-cell office:value-type="string">
            <text:p>NATHALIE DYANNA</text:p>
          </table:table-cell>
          <table:table-cell office:value-type="string">
            <text:p>LARA GALINDO</text:p>
          </table:table-cell>
          <table:table-cell office:value-type="string">
            <text:p>36525332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aradyanna5@gmail.com</text:p>
          </table:table-cell>
          <table:table-cell office:value-type="float" office:value="18.00">
            <text:p>18.00</text:p>
          </table:table-cell>
          <table:table-cell office:value-type="float" office:value="19.00">
            <text:p>19.00</text:p>
          </table:table-cell>
          <table:table-cell office:value-type="float" office:value="13.30">
            <text:p>13.30</text:p>
          </table:table-cell>
          <table:table-cell office:value-type="float" office:value="19.00">
            <text:p>19.00</text:p>
          </table:table-cell>
          <table:table-cell office:value-type="float" office:value="21.00">
            <text:p>21.00</text:p>
          </table:table-cell>
          <table:table-cell office:value-type="float" office:value="90.30">
            <text:p>90.30</text:p>
          </table:table-cell>
          <table:table-cell office:value-type="string">
            <text:p>1765823487</text:p>
          </table:table-cell>
        </table:table-row>
        <table:table-row>
          <table:table-cell office:value-type="string">
            <text:p>DONALD LEVY O´´NEAL</text:p>
          </table:table-cell>
          <table:table-cell office:value-type="string">
            <text:p>LINARES PALMA</text:p>
          </table:table-cell>
          <table:table-cell office:value-type="string">
            <text:p>37078900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neallinares@gmail.com</text:p>
          </table:table-cell>
          <table:table-cell office:value-type="float" office:value="18.00">
            <text:p>18.00</text:p>
          </table:table-cell>
          <table:table-cell office:value-type="float" office:value="17.10">
            <text:p>17.10</text:p>
          </table:table-cell>
          <table:table-cell office:value-type="float" office:value="13.30">
            <text:p>13.30</text:p>
          </table:table-cell>
          <table:table-cell office:value-type="float" office:value="17.10">
            <text:p>17.10</text:p>
          </table:table-cell>
          <table:table-cell office:value-type="float" office:value="23.00">
            <text:p>23.00</text:p>
          </table:table-cell>
          <table:table-cell office:value-type="float" office:value="88.50">
            <text:p>88.50</text:p>
          </table:table-cell>
          <table:table-cell office:value-type="string">
            <text:p>1765823487</text:p>
          </table:table-cell>
        </table:table-row>
        <table:table-row>
          <table:table-cell office:value-type="string">
            <text:p>MARIA JOSE</text:p>
          </table:table-cell>
          <table:table-cell office:value-type="string">
            <text:p>LOPEZ BERMUDEZ</text:p>
          </table:table-cell>
          <table:table-cell office:value-type="string">
            <text:p>38820770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jobermudez12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65823487</text:p>
          </table:table-cell>
        </table:table-row>
        <table:table-row>
          <table:table-cell office:value-type="string">
            <text:p>EDGAR FRANCISCO</text:p>
          </table:table-cell>
          <table:table-cell office:value-type="string">
            <text:p>LOPEZ OCHOA</text:p>
          </table:table-cell>
          <table:table-cell office:value-type="string">
            <text:p>24483805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448380540101@ingenieria.usac.edu.gt</text:p>
          </table:table-cell>
          <table:table-cell office:value-type="float" office:value="18.00">
            <text:p>18.00</text:p>
          </table:table-cell>
          <table:table-cell office:value-type="float" office:value="19.00">
            <text:p>19.00</text:p>
          </table:table-cell>
          <table:table-cell office:value-type="float" office:value="13.30">
            <text:p>13.30</text:p>
          </table:table-cell>
          <table:table-cell office:value-type="float" office:value="17.10">
            <text:p>17.10</text:p>
          </table:table-cell>
          <table:table-cell office:value-type="float" office:value="21.00">
            <text:p>21.00</text:p>
          </table:table-cell>
          <table:table-cell office:value-type="float" office:value="88.40">
            <text:p>88.40</text:p>
          </table:table-cell>
          <table:table-cell office:value-type="string">
            <text:p>1765823487</text:p>
          </table:table-cell>
        </table:table-row>
        <table:table-row>
          <table:table-cell office:value-type="string">
            <text:p>DIEGO JAVIER</text:p>
          </table:table-cell>
          <table:table-cell office:value-type="string">
            <text:p>LÓPEZ SILVESTRE</text:p>
          </table:table-cell>
          <table:table-cell office:value-type="string">
            <text:p>19280807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j1390silvestre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65823487</text:p>
          </table:table-cell>
        </table:table-row>
        <table:table-row>
          <table:table-cell office:value-type="string">
            <text:p>MARIA FERNANDA</text:p>
          </table:table-cell>
          <table:table-cell office:value-type="string">
            <text:p>ORDOÃ±EZ CHUN</text:p>
          </table:table-cell>
          <table:table-cell office:value-type="string">
            <text:p>35315616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donezfer07@gmail.com</text:p>
          </table:table-cell>
          <table:table-cell office:value-type="float" office:value="18.00">
            <text:p>18.00</text:p>
          </table:table-cell>
          <table:table-cell office:value-type="float" office:value="19.00">
            <text:p>19.00</text:p>
          </table:table-cell>
          <table:table-cell office:value-type="float" office:value="15.20">
            <text:p>15.20</text:p>
          </table:table-cell>
          <table:table-cell office:value-type="float" office:value="17.10">
            <text:p>17.10</text:p>
          </table:table-cell>
          <table:table-cell office:value-type="float" office:value="25.00">
            <text:p>25.00</text:p>
          </table:table-cell>
          <table:table-cell office:value-type="float" office:value="94.30">
            <text:p>94.30</text:p>
          </table:table-cell>
          <table:table-cell office:value-type="string">
            <text:p>1765823487</text:p>
          </table:table-cell>
        </table:table-row>
        <table:table-row>
          <table:table-cell office:value-type="string">
            <text:p>STAECY FABIOLA</text:p>
          </table:table-cell>
          <table:table-cell office:value-type="string">
            <text:p>RAMOS BATEN</text:p>
          </table:table-cell>
          <table:table-cell office:value-type="string">
            <text:p>38631726701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amos.staecy@gmail.com</text:p>
          </table:table-cell>
          <table:table-cell office:value-type="float" office:value="18.00">
            <text:p>18.00</text:p>
          </table:table-cell>
          <table:table-cell office:value-type="float" office:value="17.10">
            <text:p>17.10</text:p>
          </table:table-cell>
          <table:table-cell office:value-type="float" office:value="15.20">
            <text:p>15.20</text:p>
          </table:table-cell>
          <table:table-cell office:value-type="float" office:value="19.00">
            <text:p>19.00</text:p>
          </table:table-cell>
          <table:table-cell office:value-type="float" office:value="20.00">
            <text:p>20.00</text:p>
          </table:table-cell>
          <table:table-cell office:value-type="float" office:value="89.30">
            <text:p>89.30</text:p>
          </table:table-cell>
          <table:table-cell office:value-type="string">
            <text:p>1765823487</text:p>
          </table:table-cell>
        </table:table-row>
        <table:table-row>
          <table:table-cell office:value-type="string">
            <text:p>ALEJANDRO ANTONIO</text:p>
          </table:table-cell>
          <table:table-cell office:value-type="string">
            <text:p>RAMOS GIL</text:p>
          </table:table-cell>
          <table:table-cell office:value-type="string">
            <text:p>31362324405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jandroantonio606@gmail.com</text:p>
          </table:table-cell>
          <table:table-cell office:value-type="float" office:value="18.00">
            <text:p>18.00</text:p>
          </table:table-cell>
          <table:table-cell office:value-type="float" office:value="19.00">
            <text:p>19.00</text:p>
          </table:table-cell>
          <table:table-cell office:value-type="float" office:value="19.00">
            <text:p>19.00</text:p>
          </table:table-cell>
          <table:table-cell office:value-type="float" office:value="19.00">
            <text:p>19.00</text:p>
          </table:table-cell>
          <table:table-cell office:value-type="float" office:value="25.00">
            <text:p>25.00</text:p>
          </table:table-cell>
          <table:table-cell office:value-type="float" office:value="100.00">
            <text:p>100.00</text:p>
          </table:table-cell>
          <table:table-cell office:value-type="string">
            <text:p>1765823487</text:p>
          </table:table-cell>
        </table:table-row>
        <table:table-row>
          <table:table-cell office:value-type="string">
            <text:p>JOSÉ EMANUEL</text:p>
          </table:table-cell>
          <table:table-cell office:value-type="string">
            <text:p>SALAZAR CANO</text:p>
          </table:table-cell>
          <table:table-cell office:value-type="string">
            <text:p>3145288141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esca97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65823487</text:p>
          </table:table-cell>
        </table:table-row>
        <table:table-row>
          <table:table-cell office:value-type="string">
            <text:p>Jose Carlos</text:p>
          </table:table-cell>
          <table:table-cell office:value-type="string">
            <text:p>Salazar Montes</text:p>
          </table:table-cell>
          <table:table-cell office:value-type="string">
            <text:p>29888404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csalazarmontes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65823487</text:p>
          </table:table-cell>
        </table:table-row>
        <table:table-row>
          <table:table-cell office:value-type="string">
            <text:p>LORENZO ALEXANDER</text:p>
          </table:table-cell>
          <table:table-cell office:value-type="string">
            <text:p>TZUNUX ALVAREZ</text:p>
          </table:table-cell>
          <table:table-cell office:value-type="string">
            <text:p>32585642714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xalvarez4762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65823487</text:p>
          </table:table-cell>
        </table:table-row>
        <table:table-row>
          <table:table-cell office:value-type="string">
            <text:p>WALFRED EMANUEL</text:p>
          </table:table-cell>
          <table:table-cell office:value-type="string">
            <text:p>YAQUE CHEN</text:p>
          </table:table-cell>
          <table:table-cell office:value-type="string">
            <text:p>3056126460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alfrd.yc15@gmail.com</text:p>
          </table:table-cell>
          <table:table-cell office:value-type="float" office:value="16.20">
            <text:p>16.20</text:p>
          </table:table-cell>
          <table:table-cell office:value-type="float" office:value="19.00">
            <text:p>19.00</text:p>
          </table:table-cell>
          <table:table-cell office:value-type="float" office:value="15.20">
            <text:p>15.20</text:p>
          </table:table-cell>
          <table:table-cell office:value-type="float" office:value="19.00">
            <text:p>19.00</text:p>
          </table:table-cell>
          <table:table-cell office:value-type="float" office:value="21.00">
            <text:p>21.00</text:p>
          </table:table-cell>
          <table:table-cell office:value-type="float" office:value="90.40">
            <text:p>90.40</text:p>
          </table:table-cell>
          <table:table-cell office:value-type="string">
            <text:p>17658234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5.1+ (Build: 20250124)</meta:generator>
    <meta:initial-creator>JOSÉ DANIEL VELÁSQUEZ OROZCO</meta:initial-creator>
    <meta:creation-date>2025-12-15T12:31:27</meta:creation-date>
    <meta:document-statistic meta:table-count="1" meta:cell-count="0" meta:object-count="0"/>
  </office:meta>
</office:document-meta>
</file>